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8945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0689in"/>
    </style:style>
    <style:style style:name="co14" style:family="table-column">
      <style:table-column-properties fo:break-before="auto" style:column-width="0.9272in"/>
    </style:style>
    <style:style style:name="co15" style:family="table-column">
      <style:table-column-properties fo:break-before="auto" style:column-width="0.9382in"/>
    </style:style>
    <style:style style:name="co16" style:family="table-column">
      <style:table-column-properties fo:break-before="auto" style:column-width="0.8291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850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2" style:family="table-cell" style:parent-style-name="Default">
      <style:map style:condition="cell-content()=1" style:apply-style-name="Untitled1" style:base-cell-address="CurveMapping_BothHemispheres.E10"/>
    </style:style>
    <style:style style:name="ce3" style:family="table-cell" style:parent-style-name="Default">
      <style:map style:condition="cell-content()=1" style:apply-style-name="Untitled1" style:base-cell-address="CurveMapping_BothHemispheres.O12"/>
    </style:style>
    <style:style style:name="ce4" style:family="table-cell" style:parent-style-name="Default">
      <style:map style:condition="cell-content()=1" style:apply-style-name="Untitled1" style:base-cell-address="CurveMapping_BothHemispheres.E1"/>
    </style:style>
    <style:style style:name="ce5" style:family="table-cell" style:parent-style-name="Default">
      <style:map style:condition="cell-content()=1" style:apply-style-name="Untitled1" style:base-cell-address="CurveMapping_BothHemispheres.L10"/>
    </style:style>
    <style:style style:name="ce6" style:family="table-cell" style:parent-style-name="Default">
      <style:map style:condition="cell-content()=1" style:apply-style-name="Untitled1" style:base-cell-address="CurveMapping_BothHemispheres.L12"/>
    </style:style>
    <style:style style:name="ce7" style:family="table-cell" style:parent-style-name="Default">
      <style:map style:condition="cell-content()=1" style:apply-style-name="Untitled1" style:base-cell-address="CurveMapping_BothHemispheres.O12"/>
    </style:style>
    <style:style style:name="ce8" style:family="table-cell" style:parent-style-name="Default">
      <style:map style:condition="cell-content()=1" style:apply-style-name="Untitled1" style:base-cell-address="CurveMapping_BothHemispheres.O12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2];&quot;+&quot;;[.C2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3];&quot;+&quot;;[.C3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4];&quot;+&quot;;[.C4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5];&quot;+&quot;;[.C5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6];&quot;+&quot;;[.C6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7];&quot;+&quot;;[.C7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8];&quot;+&quot;;[.C8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9];&quot;+&quot;;[.C9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0];&quot;+&quot;;[.C10])" office:value-type="string" office:string-value="CurveSegDL+BlankR" calcext:value-type="string">
            <text:p>CurveSeg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1];&quot;+&quot;;[.C11])" office:value-type="string" office:string-value="CurveSegUL+BlankR" calcext:value-type="string">
            <text:p>CurveSeg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2];&quot;+&quot;;[.C12])" office:value-type="string" office:string-value="BlankL+CurveSegDR" calcext:value-type="string">
            <text:p>BlankL+CurveSeg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3];&quot;+&quot;;[.C13])" office:value-type="string" office:string-value="BlankL+CurveSegUR" calcext:value-type="string">
            <text:p>BlankL+CurveSeg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table:style-name="ce4" table:number-columns-repeated="11"/>
          <table:table-cell table:number-columns-repeated="11"/>
        </table:table-row>
        <table:table-row table:style-name="ro1" table:number-rows-repeated="1048559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CurveMapping_BothHemispheres.E14:CurveMapping_BothHemispheres.E1048369 CurveMapping_BothHemispheres.E1:CurveMapping_BothHemispheres.P9 CurveMapping_BothHemispheres.F14:CurveMapping_BothHemispheres.P15 CurveMapping_BothHemispheres.F17:CurveMapping_BothHemispheres.P1048369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0:CurveMapping_BothHemispheres.K11 CurveMapping_BothHemispheres.M10:CurveMapping_BothHemispheres.P11">
            <calcext:condition calcext:apply-style-name="Untitled1" calcext:value="=1" calcext:base-cell-address="CurveMapping_BothHemispheres.E10"/>
          </calcext:conditional-format>
          <calcext:conditional-format calcext:target-range-address="CurveMapping_BothHemispheres.L10:CurveMapping_BothHemispheres.L11">
            <calcext:condition calcext:apply-style-name="Untitled1" calcext:value="=1" calcext:base-cell-address="CurveMapping_BothHemispheres.L10"/>
          </calcext:conditional-format>
          <calcext:conditional-format calcext:target-range-address="CurveMapping_BothHemispheres.O12:CurveMapping_BothHemispheres.P13">
            <calcext:condition calcext:apply-style-name="Untitled1" calcext:value="=1" calcext:base-cell-address="CurveMapping_BothHemispheres.O12"/>
          </calcext:conditional-format>
          <calcext:conditional-format calcext:target-range-address="CurveMapping_BothHemispheres.L12:CurveMapping_BothHemispheres.L13">
            <calcext:condition calcext:apply-style-name="Untitled1" calcext:value="=1" calcext:base-cell-address="CurveMapping_BothHemispheres.L12"/>
          </calcext:conditional-format>
          <calcext:conditional-format calcext:target-range-address="CurveMapping_BothHemispheres.E12:CurveMapping_BothHemispheres.K13">
            <calcext:condition calcext:apply-style-name="Untitled1" calcext:value="=1" calcext:base-cell-address="CurveMapping_BothHemispheres.E12"/>
          </calcext:conditional-format>
          <calcext:conditional-format calcext:target-range-address="CurveMapping_BothHemispheres.M12:CurveMapping_BothHemispheres.N13">
            <calcext:condition calcext:apply-style-name="Untitled1" calcext:value="=1" calcext:base-cell-address="CurveMapping_BothHemispheres.M12"/>
          </calcext:conditional-format>
          <calcext:conditional-format calcext:target-range-address="CurveMapping_BothHemispheres.F16:CurveMapping_BothHemispheres.P16">
            <calcext:condition calcext:apply-style-name="Untitled1" calcext:value="=1" calcext:base-cell-address="CurveMapping_BothHemispheres.F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6:10:17.726530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2:03:03.456288687</dc:date>
    <meta:editing-duration>PT18M14S</meta:editing-duration>
    <meta:editing-cycles>3</meta:editing-cycles>
    <meta:generator>LibreOffice/4.3.3.2$Linux_X86_64 LibreOffice_project/430m0$Build-2</meta:generator>
    <meta:document-statistic meta:table-count="1" meta:cell-count="255" meta:object-count="0"/>
  </office:meta>
</office:document-meta>
</file>